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375cb" officeooo:paragraph-rsid="000375cb"/>
    </style:style>
    <style:style style:name="P2" style:family="paragraph" style:parent-style-name="Standard">
      <style:text-properties officeooo:paragraph-rsid="000375cb"/>
    </style:style>
    <style:style style:name="P3" style:family="paragraph" style:parent-style-name="Standard">
      <style:text-properties officeooo:rsid="00087304" officeooo:paragraph-rsid="00087304"/>
    </style:style>
    <style:style style:name="P4" style:family="paragraph" style:parent-style-name="Standard">
      <style:text-properties officeooo:rsid="00087304" officeooo:paragraph-rsid="000a6ec1"/>
    </style:style>
    <style:style style:name="P5" style:family="paragraph" style:parent-style-name="Standard">
      <style:text-properties officeooo:rsid="00087304" officeooo:paragraph-rsid="0011295a"/>
    </style:style>
    <style:style style:name="T1" style:family="text">
      <style:text-properties officeooo:rsid="000375cb"/>
    </style:style>
    <style:style style:name="T2" style:family="text">
      <style:text-properties officeooo:rsid="0004300d"/>
    </style:style>
    <style:style style:name="T3" style:family="text">
      <style:text-properties fo:font-weight="bold" style:font-weight-asian="bold" style:font-weight-complex="bold"/>
    </style:style>
    <style:style style:name="T4" style:family="text">
      <style:text-properties fo:font-weight="bold" officeooo:rsid="0004300d" style:font-weight-asian="bold" style:font-weight-complex="bold"/>
    </style:style>
    <style:style style:name="T5" style:family="text">
      <style:text-properties fo:font-weight="bold" officeooo:rsid="0005fc75" style:font-weight-asian="bold" style:font-weight-complex="bold"/>
    </style:style>
    <style:style style:name="T6" style:family="text">
      <style:text-properties fo:font-weight="bold" officeooo:rsid="000375cb" style:font-weight-asian="bold" style:font-weight-complex="bold"/>
    </style:style>
    <style:style style:name="T7" style:family="text">
      <style:text-properties fo:font-weight="bold" officeooo:rsid="00087304" style:font-weight-asian="bold" style:font-weight-complex="bold"/>
    </style:style>
    <style:style style:name="T8" style:family="text">
      <style:text-properties fo:font-weight="bold" officeooo:rsid="000cf905" style:font-weight-asian="bold" style:font-weight-complex="bold"/>
    </style:style>
    <style:style style:name="T9" style:family="text">
      <style:text-properties officeooo:rsid="0005fc75"/>
    </style:style>
    <style:style style:name="T10" style:family="text">
      <style:text-properties officeooo:rsid="00071915"/>
    </style:style>
    <style:style style:name="T11" style:family="text">
      <style:text-properties officeooo:rsid="00087304"/>
    </style:style>
    <style:style style:name="T12" style:family="text">
      <style:text-properties officeooo:rsid="00096fee"/>
    </style:style>
    <style:style style:name="T13" style:family="text">
      <style:text-properties officeooo:rsid="000a4ca6"/>
    </style:style>
    <style:style style:name="T14" style:family="text">
      <style:text-properties officeooo:rsid="000a6ec1"/>
    </style:style>
    <style:style style:name="T15" style:family="text">
      <style:text-properties officeooo:rsid="000b3236"/>
    </style:style>
    <style:style style:name="T16" style:family="text">
      <style:text-properties officeooo:rsid="000cf905"/>
    </style:style>
    <style:style style:name="T17" style:family="text">
      <style:text-properties officeooo:rsid="000e6a01"/>
    </style:style>
    <style:style style:name="T18" style:family="text">
      <style:text-properties officeooo:rsid="000ea9a2"/>
    </style:style>
    <style:style style:name="T19" style:family="text">
      <style:text-properties officeooo:rsid="000f642a"/>
    </style:style>
    <style:style style:name="T20" style:family="text">
      <style:text-properties officeooo:rsid="00102135"/>
    </style:style>
    <style:style style:name="T21" style:family="text">
      <style:text-properties officeooo:rsid="0010a2db"/>
    </style:style>
    <style:style style:name="T22" style:family="text">
      <style:text-properties officeooo:rsid="0010cb10"/>
    </style:style>
    <style:style style:name="T23" style:family="text">
      <style:text-properties officeooo:rsid="0011295a"/>
    </style:style>
    <style:style style:name="T24" style:family="text">
      <style:text-properties officeooo:rsid="0014e8d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wer BI Notları</text:p>
      <text:p text:style-name="P1"/>
      <text:p text:style-name="P1">Datayı ilk okuyup incelerken <text:span text:style-name="T2">L</text:span>oad yerine <text:span text:style-name="T4">T</text:span><text:span text:style-name="T3">ransform</text:span> <text:span text:style-name="T7">Data</text:span><text:span text:style-name="T11"> </text:span>sayfasına alıp aşağıdaki işlemleri yapabiliyoruz.</text:p>
      <text:p text:style-name="P1"/>
      <text:p text:style-name="P1">*Kolonları mesela Name-LastName kolonlarını birleştirmek için iki kolonu ctrl ile seçip sağ tıklayarak <text:span text:style-name="T4">M</text:span><text:span text:style-name="T3">erge </text:span><text:span text:style-name="T4">Columns</text:span><text:span text:style-name="T2"> </text:span>yapıyorsun. Bunu yaparken separator için virgül ya da space seçme gibi seçenekler sunuyor.</text:p>
      <text:p text:style-name="P1"/>
      <text:p text:style-name="P2"><text:span text:style-name="T1">*** Eğer birleştirmek istediğin kolonları saklayıp yeni bir kolon olarak birleştirmek istersen tepedeki </text:span><text:span text:style-name="T6">Add Column</text:span><text:span text:style-name="T1"> s</text:span><text:span text:style-name="T9">ayfasına</text:span><text:span text:style-name="T1"> girip </text:span><text:span text:style-name="T5">M</text:span><text:span text:style-name="T6">erge </text:span><text:span text:style-name="T5">C</text:span><text:span text:style-name="T6">olumn</text:span><text:span text:style-name="T1"> yapman gerekiyor. Böylece orjinal kolonları da korumuş oluyorsun. </text:span><text:span text:style-name="T2">Yeni kolon en sona ekleniyor. </text:span><text:span text:style-name="T9">Eğer yapılan değişikliklerle yeni kolon oluşturmak istiyorsak Add Column sayfasından yapıyoruz. Eğer orjinal kolonların yerine değişiklik yapılmış kolonlar gelsin istiyorsak Transform sayfasından yapıyoruz. Format, Extract gibi benzer fonksiyonlar her iki sayfada da var. </text:span><text:span text:style-name="T10">Mesele dönüştürmek mi istiyoruz yoksa yeni kolon olarak mı eklemek istiyoruz yaklaşımı.</text:span></text:p>
      <text:p text:style-name="P1"/>
      <text:p text:style-name="P2"><text:span text:style-name="T1">*Yine silmek istediğin </text:span><text:span text:style-name="T9">kolonun</text:span><text:span text:style-name="T1"> title’ına gelip sağ tıklayıp </text:span><text:span text:style-name="T5">R</text:span><text:span text:style-name="T6">emove</text:span><text:span text:style-name="T1"> yapabiliyoruz. </text:span><text:span text:style-name="T9">Remove işlemini tepedeki </text:span><text:span text:style-name="T5">Home</text:span><text:span text:style-name="T9"> sayfasındaki </text:span><text:span text:style-name="T5">Remove Columns</text:span><text:span text:style-name="T9"> ile de yapabiliriz. Column ismini değiştirmek için sağ tıklayıp</text:span><text:span text:style-name="T1"> </text:span><text:span text:style-name="T5">R</text:span><text:span text:style-name="T6">ename</text:span><text:span text:style-name="T1"> yapabiliyoruz. </text:span><text:span text:style-name="T9">İsim değişikliğini kolonu seçinde exceldeki gibi yukarıda çıkan kolon bilgisi satırından da değiştirebiliriz.</text:span></text:p>
      <text:p text:style-name="P1"/>
      <text:p text:style-name="P1">*Emaillerin uzantısının aynı olduğunu ve @ işaretinden sonrasını kaldırmak istediğimizi, bu işaret öncesini de username olarak kullanmak istediğimizi düşünürsek email adresinin ilk kısmını almak için en üstteki <text:span text:style-name="T4">T</text:span><text:span text:style-name="T3">ransform</text:span> sekmesinden sayfaya geçip <text:span text:style-name="T3">Extract</text:span> seçeneğinden <text:span text:style-name="T3">Before Delimiter</text:span> yaparak @ işaretinden önceki kısmı extract yapıyoruz. Yine aynı şekilde bu usernameleri <text:span text:style-name="T3">Upper Case</text:span> yapmak istersek Extracın yanındaki <text:span text:style-name="T3">Format</text:span> sekmesinden yapıyoruz.</text:p>
      <text:p text:style-name="P1"/>
      <text:p text:style-name="P1"/>
      <text:p text:style-name="P3">Data Base sayfasında bağlantıları incelerken</text:p>
      <text:p text:style-name="P3"/>
      <text:p text:style-name="P3">*Bağlantı çubuklarının üzerine gelince hangi table’ların hangi ortak sütun isimlerine sahip olduğunu görebiliyoruz. Eğer bağlantıyı koparmak istersek okların üzerine sağ tıklayıp Delete yapıyoruz. </text:p>
      <text:p text:style-name="P3"/>
      <text:p text:style-name="P3">*Sayfanın üstündeki Manage Relationship bölümünden <text:span text:style-name="T3">Edit</text:span> ile detaylı ilişkiler kurabiliyoruz. </text:p>
      <text:p text:style-name="P3"/>
      <text:p text:style-name="P3">*<text:span text:style-name="T12">Bazen kolonların içeriği aynı oluyor ama farklı tablelarda farklı isimlere sahip oluyorlar. Bu yüzden Power BI direkt ilişkilendirmiyor. Bunları ilişkilendirmenin yolu bir tablodaki ilgili kolon ismini diğer tablodaki ilgili kolon isminin üstüne bırakmak. (Snowflake Schema)</text:span></text:p>
      <text:p text:style-name="P3"/>
      <text:p text:style-name="P3">*<text:span text:style-name="T13">Tablolar arasındaki kesikli çizgiler Inactive Relatinships, düz çizgiler Active Relationships göstergesi. </text:span><text:span text:style-name="T18">USERELATIONSHIP fonksiyonuyla Inactive Relationships üzerinde çalışabiliriz.</text:span></text:p>
      <text:p text:style-name="P3"/>
      <text:p text:style-name="P4">*<text:span text:style-name="T13">Aynı Table’a tekrar ihtiyaç duymamız durumunda yine import etmek yerine Modelin sayfasından girip çubuğa Table Yeni İsim = ALL(Table Mevcut İsim) yazarak yeni bir table oluşturabiliriz.</text:span></text:p>
      <text:p text:style-name="P4"/>
      <text:p text:style-name="P4"><text:span text:style-name="T13">*</text:span><text:span text:style-name="T14">Kendimiz table oluşturmak istersek Home Page’den Enter Data sekmesinenden veri girerek Load ile yapabiliriz.</text:span><text:span text:style-name="T13"> </text:span><text:span text:style-name="T14">Manuel olarak değil de kod ile oluşturak istersek Modeling sayfasında New Table ile kod satırına giriş yapabiliriz.</text:span></text:p>
      <text:p text:style-name="P4"/>
      <text:p text:style-name="P4"><text:soft-page-break/>*<text:span text:style-name="T15">SQL ile bağlantılı çalışılırken Sql’deki değişiklikleri Bower BI’daki tablo ve grafiklerde anlık görmek için Home sayfasındaki Refresh sekmesi ile yapıyoruz.</text:span></text:p>
      <text:p text:style-name="P4"/>
      <text:p text:style-name="P4">*<text:span text:style-name="T15">SQL’den DirectQuery olarak görüntülenen table’lar PowerBI’daki Model sayfasında direkt görüntülenemiyor. </text:span></text:p>
      <text:p text:style-name="P4"/>
      <text:p text:style-name="P4">**<text:span text:style-name="T16">Tarihle ilgili görseller yapılırken direkt bir tarih hiyerarşisi oluşuyor. Bunu görsel üzerindeki oklar ile yönetebiliyoruz. Ortadaki Drill Mode: On olacak şekilde aşağı ve yukarı hiyerarşi oluşturabiliyoruz.</text:span></text:p>
      <text:p text:style-name="P4"/>
      <text:p text:style-name="P4">*<text:span text:style-name="T17">İnsert grubunun içinde </text:span><text:span text:style-name="T16">yeralan </text:span><text:span text:style-name="T8">Ask A Question</text:span><text:span text:style-name="T16"> sekmesiyle de görsel oluşturabiliyoruz. Ancak doğru cevapları alabilmek için ilgili tabloların bağlantılı olması ve Data tirlerinin doğru yazılmış olması gerekiyor.</text:span></text:p>
      <text:p text:style-name="P4"/>
      <text:p text:style-name="P4">*<text:span text:style-name="T19">New Measure sekmesinden seçerek kod satırında istediğimiz şekilde bir measure oluşturabiliriz. Mesela Sum Population gibi. Oluşturulan bu measure tablonun bir parçası olmuyoar ama sağdaki fields <text:s/>bölümünde hesap makinesi ikonuyla gösteriliyor ve görsellerde seçilerek kullanılabiliyor. </text:span><text:span text:style-name="T20">Bazı durumlarda table’a yeni sütun olarak hesaplayıp eklemekten daha etkili olabiliyor çünkü yeni kolon olarak mesela Sum yapınca tüm rowlar için tek değer gösterebiliyor.</text:span></text:p>
      <text:p text:style-name="P4"/>
      <text:p text:style-name="P4">*<text:span text:style-name="T21">Visualizations bölümündeki Filter seçeneğini kullanmak için bir değişken seçiyoruz ve sonra filter ikonuna tıklıyoruz. Mesele City kolonunu tıkladığımızda bir harita göreseli gelecektir. Fiter İkonuyla bunu sıralayabiliriz ve seçime göre diğer görselleri şehir bazlı filtreleyebiliriz.</text:span></text:p>
      <text:p text:style-name="P4"/>
      <text:p text:style-name="P5">* <text:span text:style-name="T22">Filtrelerle çalışmak için görsel üzerine gelindiğinde sayfanın üstünde Format bölümü görünüyor. Oradan Edit Interactionı seçerek </text:span><text:span text:style-name="T23">görseller üzerine gelen Filter ve None (Vida tepesi işareti) ikonları üzerinden istediğimiz görsel için </text:span><text:span text:style-name="T22">filtreleri aktif ya da pasif hale getirebiliyoruz. <text:s/></text:span><text:span text:style-name="T23">Aralarında sadece bazılarının birbiriyle ilişkili olması ya da olmaması isteniyorsa ilgili görseli seçip diğerleri üzerindeki None işaretini aktif ya dapasif yapabiliyoruz.</text:span></text:p>
      <text:p text:style-name="P5"/>
      <text:p text:style-name="P5">* <text:span text:style-name="T24">Eğer filter işlemi biderectional olsun isteniyorsa Tablolar arası ilişkiyi gösteren hattın üzerine tıklayarak Edit Relationship kısmında Single yerine Both yapılabilir. (Bi derectional cross filtering)</text:span></text:p>
      <text:p text:style-name="P5"/>
      <text:p text:style-name="P4"/>
      <text:p text:style-name="P1"/>
      <text:p text:style-name="P1"/>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3-18T12:49:14.564000000</meta:creation-date>
    <dc:date>2023-03-18T19:02:32.318000000</dc:date>
    <meta:editing-duration>PT2H9M14S</meta:editing-duration>
    <meta:editing-cycles>8</meta:editing-cycles>
    <meta:generator>LibreOffice/6.4.2.2$Windows_X86_64 LibreOffice_project/4e471d8c02c9c90f512f7f9ead8875b57fcb1ec3</meta:generator>
    <meta:document-statistic meta:table-count="0" meta:image-count="0" meta:object-count="0" meta:page-count="2" meta:paragraph-count="21" meta:word-count="623" meta:character-count="5004" meta:non-whitespace-character-count="4397"/>
  </office:meta>
</office:document-meta>
</file>